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fab54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</style:style>
    <style:style style:name="P7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666666" style:font-name="Open Sans" fo:font-size="11.25pt" fo:letter-spacing="normal" fo:font-style="normal" fo:font-weight="normal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5" style:family="text">
      <style:text-properties officeooo:rsid="001fab54"/>
    </style:style>
    <style:style style:name="T6" style:family="text">
      <style:text-properties fo:language="ru" fo:country="RU" officeooo:rsid="001fab54"/>
    </style:style>
    <style:style style:name="T7" style:family="text">
      <style:text-properties fo:language="en" fo:country="US" officeooo:rsid="001fab54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1fab54"/>
    </style:style>
    <style:style style:name="T10" style:family="text">
      <style:text-properties fo:language="uk" fo:country="UA" fo:font-weight="bold" officeooo:rsid="001fab54" style:font-weight-asian="bold" style:font-weight-complex="bold"/>
    </style:style>
    <style:style style:name="T11" style:family="text">
      <style:text-properties fo:language="uk" fo:country="UA" fo:font-weight="normal" officeooo:rsid="001fab5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ket facilitation Index <text:span text:style-name="T5">(</text:span><text:span text:style-name="T7">BW MFI</text:span><text:span text:style-name="T5">)</text:span></text:p>
      <text:p text:style-name="Standard"/>
      <text:p text:style-name="P1"><text:span text:style-name="T2">Индекс облегчения рынка</text:span> – разработан для определения амплитуды изменения цен за определенный период. Его также принято называть Индекс облегчения рынка. Как правило, для его расчета используется временной период один тик. BW MFI – это не отдельный индикатор, его применяют лишь для подтверждения различных сигналов других индикаторов. Но даже в этой ситуации полезной информацией в данном показателе являются лишь амплитуды.</text:p>
      <text:p text:style-name="Standard"/>
      <text:h text:style-name="Heading_20_3" text:outline-level="3">Индекс облегчения рынка (Market facilitation Index): применение и формула</text:h>
      <text:p text:style-name="P1">Использование индекса облегчения рынка подчиняется определенным принципам.</text:p>
      <text:p text:style-name="P1">Так, когда наблюдается рост индикатора, это является сигналом увеличения объема рынка (количества активных участников). Кроме этого, такая ситуация может сигнализировать об открытии позиций и росте курса валюты. То есть в это время происходит начало тренда.</text:p>
      <text:p text:style-name="P1"/>
      <text:p text:style-name="P1">Снижения объема и амплитуды индикатора BW MFI рассматривается как снижение активности на рынке.</text:p>
      <text:p text:style-name="P2"/>
      <text:p text:style-name="P2">Если наблюдается рост индекса при стабильном объеме, это говорит о возможных ценовых изменениях из-за спекуляций.</text:p>
      <text:p text:style-name="P2"/>
      <text:p text:style-name="P2">И, наконец, если индекс снижается при росте объема – на рынке происходит борьба между покупателями и продавцами. Поэтому изменение цены не происходит, не смотря на высокую активность трейдеров.</text:p>
      <text:p text:style-name="P1"/>
      <text:p text:style-name="P1">Чтобы рассчитать <text:span text:style-name="T11">и</text:span><text:span text:style-name="Strong_20_Emphasis"><text:span text:style-name="T1">ндикатор</text:span></text:span><text:span text:style-name="Strong_20_Emphasis"> </text:span>рынка нужно от максимума цены отнять минимум. Полученное значение делят на объем.</text:p>
      <text:p text:style-name="P1"/>
      <text:p text:style-name="P4">BW MFI = (HIGH — LOW) / VOLUME</text:p>
      <text:p text:style-name="P1"/>
      <text:p text:style-name="P6"><text:span text:style-name="Strong_20_Emphasis"><text:span text:style-name="Strong_20_Emphasis"><text:span text:style-name="T11">г</text:span></text:span></text:span><text:span text:style-name="Strong_20_Emphasis"><text:span text:style-name="T1">де:</text:span></text:span></text:p>
      <text:p text:style-name="P7">HIGH — максимальная цена текущего бара;<text:line-break/>LOW — минимальная цена текущего бара;<text:line-break/>VOLUME — объем текущего бара.</text:p>
      <text:p text:style-name="P5"/>
      <text:p text:style-name="P1">Как правило, BW MFI показывается в виде гистограммы. Ее столбцы окрашены в четыре цвета (их можно выбрать в настройках), все они показывают рост или снижение индикатора и рост или снижение объема торгов.</text:p>
      <text:p text:style-name="P1"/>
      <text:p text:style-name="P3"><text:span text:style-name="T9">Н</text:span>едостатки</text:p>
      <text:p text:style-name="P1">Основным недостатком индикатора является наличие ложных сигналов, поэтому необходимо подобрать оптимальные способы его использования в конкретных условиях заданного рынка. А для этого нужно потратить время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5:46:11.330000000</meta:creation-date>
    <dc:date>2020-02-14T15:51:46.728000000</dc:date>
    <meta:editing-duration>PT5M36S</meta:editing-duration>
    <meta:editing-cycles>1</meta:editing-cycles>
    <meta:document-statistic meta:table-count="0" meta:image-count="0" meta:object-count="0" meta:page-count="1" meta:paragraph-count="15" meta:word-count="263" meta:character-count="1932" meta:non-whitespace-character-count="1676"/>
    <meta:generator>LibreOffice/6.4.0.3$Windows_X86_64 LibreOffice_project/b0a288ab3d2d4774cb44b62f04d5d28733ac6df8</meta:generator>
  </office:meta>
</office:document-meta>
</file>